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0898a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0c4ab2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5d965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41ff3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fo:font-weight="bold" officeooo:paragraph-rsid="0016cd10" style:font-name-asian="WenQuanYi Micro Hei" style:font-size-asian="12pt" style:font-weight-asian="bold" style:font-size-complex="12pt" style:font-weight-complex="bold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0c4ab2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19cda2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12540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241ff3" style:font-name-asian="WenQuanYi Micro Hei" style:font-size-asian="12pt" style:font-size-complex="12pt"/>
    </style:style>
    <style:style style:name="T1" style:family="text">
      <style:text-properties officeooo:rsid="000884a2"/>
    </style:style>
    <style:style style:name="T2" style:family="text">
      <style:text-properties officeooo:rsid="000a7cf0"/>
    </style:style>
    <style:style style:name="T3" style:family="text">
      <style:text-properties officeooo:rsid="000c4ab2"/>
    </style:style>
    <style:style style:name="T4" style:family="text">
      <style:text-properties officeooo:rsid="000d696d"/>
    </style:style>
    <style:style style:name="T5" style:family="text">
      <style:text-properties officeooo:rsid="0010898a"/>
    </style:style>
    <style:style style:name="T6" style:family="text">
      <style:text-properties officeooo:rsid="00143f1d"/>
    </style:style>
    <style:style style:name="T7" style:family="text">
      <style:text-properties officeooo:rsid="0015d965"/>
    </style:style>
    <style:style style:name="T8" style:family="text">
      <style:text-properties officeooo:rsid="0016a61e"/>
    </style:style>
    <style:style style:name="T9" style:family="text">
      <style:text-properties officeooo:rsid="0016cd10"/>
    </style:style>
    <style:style style:name="T10" style:family="text">
      <style:text-properties officeooo:rsid="0019cda2"/>
    </style:style>
    <style:style style:name="T11" style:family="text">
      <style:text-properties officeooo:rsid="001c7f02"/>
    </style:style>
    <style:style style:name="T12" style:family="text">
      <style:text-properties officeooo:rsid="001e7a2e"/>
    </style:style>
    <style:style style:name="T13" style:family="text">
      <style:text-properties officeooo:rsid="001ee7f6"/>
    </style:style>
    <style:style style:name="T14" style:family="text">
      <style:text-properties officeooo:rsid="00212540"/>
    </style:style>
    <style:style style:name="T15" style:family="text">
      <style:text-properties officeooo:rsid="00241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1、编码语系转换</text:span></text:p>
      <text:p text:style-name="P1">常见中文编码语系有gb<text:span text:style-name="T1">2312、big5、utf8，有时出于某种目的，一个文件要在不同的编码语系间转换，用</text:span><text:span text:style-name="T2">iconv命令即可。</text:span></text:p>
      <text:p text:style-name="P7"><text:span text:style-name="T3">$ iconv -</text:span><text:span text:style-name="T4">l</text:span></text:p>
      <text:p text:style-name="P2"><text:span text:style-name="T5">-l列出支持的编码语系。</text:span></text:p>
      <text:p text:style-name="P7"><text:span text:style-name="T3">$ iconv -f </text:span><text:span text:style-name="T6">encoding -t encoding filename [-o file]</text:span></text:p>
      <text:p text:style-name="P4"><text:span text:style-name="T7">-f表示原编码格式，-t表示目标编码格式，</text:span><text:span text:style-name="T8">-o表示stdout到文件。</text:span></text:p>
      <text:p text:style-name="P4"><text:span text:style-name="T8">还有一个好用的命令file，可查看文件编码格式和换行符。</text:span></text:p>
      <text:p text:style-name="P8"><text:span text:style-name="T10">$ file filename</text:span></text:p>
      <text:p text:style-name="P6"><text:span text:style-name="T9">2、换行符转换</text:span></text:p>
      <text:p text:style-name="P3"><text:span text:style-name="T3">Windows与Linux的换行符不同，前者是</text:span><text:span text:style-name="T12">^M$，即CRLF，后者是$，即LF，两者可通过命令</text:span><text:span text:style-name="T13">unix2dos或dos2unix互相转换。</text:span></text:p>
      <text:p text:style-name="P9"><text:span text:style-name="T14">$ unix2dos file</text:span></text:p>
      <text:p text:style-name="P9"><text:span text:style-name="T14">$ dos2unix file</text:span></text:p>
      <text:p text:style-name="P5"><text:span text:style-name="T15">文件的换行符可通过如下命令查看：</text:span></text:p>
      <text:p text:style-name="P10"><text:span text:style-name="T15">$ cat -A file</text:span></text:p>
      <text:p text:style-name="P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3T09:52:31</meta:creation-date>
    <meta:generator>LibreOffice/4.0.2.2$Linux_X86_64 LibreOffice_project/400m0$Build-2</meta:generator>
    <dc:date>2015-04-23T10:40:38</dc:date>
    <dc:creator>hanjunjie </dc:creator>
    <meta:editing-duration>PT30M53S</meta:editing-duration>
    <meta:editing-cycles>28</meta:editing-cycles>
    <meta:document-statistic meta:table-count="0" meta:image-count="0" meta:object-count="0" meta:page-count="1" meta:paragraph-count="14" meta:word-count="208" meta:character-count="358" meta:non-whitespace-character-count="339"/>
  </office:meta>
</office:document-meta>
</file>